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bd961" officeooo:paragraph-rsid="001bd961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bd961" officeooo:paragraph-rsid="001d4602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d4602" officeooo:paragraph-rsid="0017e89a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e6a23" officeooo:paragraph-rsid="001e6a23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1">
      <style:text-properties style:font-name="Liberation Mono" fo:font-size="10pt" officeooo:rsid="001d4602" officeooo:paragraph-rsid="001d4602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2">
      <style:text-properties style:font-name="Liberation Mono" fo:font-size="10pt" officeooo:rsid="001d4602" officeooo:paragraph-rsid="001d4602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2">
      <style:text-properties style:font-name="Liberation Mono" fo:font-size="10pt" officeooo:rsid="001bd961" officeooo:paragraph-rsid="001bd961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15690" officeooo:paragraph-rsid="00215690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1aee87"/>
    </style:style>
    <style:style style:name="T3" style:family="text">
      <style:text-properties officeooo:rsid="001bd961"/>
    </style:style>
    <style:style style:name="T4" style:family="text">
      <style:text-properties officeooo:rsid="001d4602"/>
    </style:style>
    <style:style style:name="T5" style:family="text">
      <style:text-properties officeooo:rsid="001d272a"/>
    </style:style>
    <style:style style:name="T6" style:family="text">
      <style:text-properties officeooo:rsid="001f5f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1">12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4">Edit world GOD <text:span text:style-name="T4">S</text:span>tatblock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2">Expecte<text:span text:style-name="T3">d</text:span></text:p>
          </table:table-cell>
        </table:table-row>
        <table:table-row>
          <table:table-cell table:style-name="Table1.A2" office:value-type="string">
            <text:p text:style-name="P7">View</text:p>
          </table:table-cell>
          <table:table-cell table:style-name="Table1.B2" office:value-type="string">
            <text:p text:style-name="P7">World setting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4">The DM requires to edit and view the status of GOD.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4">DM click<text:span text:style-name="T4">s, or otherwise selects</text:span> <text:span text:style-name="T4">the Edit World </text:span>GOD statblock butto<text:span text:style-name="T4">n.</text:span>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<text:span text:style-name="T2">1. </text:span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8747399647466817384" text:style-name="L1">
              <text:list-item>
                <text:p text:style-name="P8">DM click<text:span text:style-name="T6">s</text:span> the Edit World God Statblock.</text:p>
              </text:list-item>
              <text:list-item>
                <text:p text:style-name="P8">DM will update &amp; change features of God.</text:p>
              </text:list-item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7883347067686122218" text:style-name="L2">
              <text:list-item>
                <text:p text:style-name="P9">The Edit World God Statblock will appear.</text:p>
              </text:list-item>
              <text:list-item>
                <text:p text:style-name="P10"><text:span text:style-name="T4">Updates and changes </text:span>will be <text:span text:style-name="T4">saved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5">1. <text:span text:style-name="T5">The Dm wants to see the Edit World God Statblock.</text:span>.</text:p>
            <text:p text:style-name="P4">2. <text:span text:style-name="T4">The </text:span>DM clicks, <text:span text:style-name="T4">or selects the </text:span>Edit World GOD Statblock.</text:p>
            <text:p text:style-name="P6">3. The Edit World God Statblock will appear, and DM will be able to update and change features of God.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2"/>
            <text:p text:style-name="P4">NONE</text:p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5:45:44.451000000</dc:date>
    <meta:editing-duration>PT1H6M31S</meta:editing-duration>
    <meta:editing-cycles>11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28" meta:character-count="679" meta:non-whitespace-character-count="583"/>
  </office:meta>
</office:document-meta>
</file>